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5387f4"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fd200" draw:stroke="none" fo:margin="1.000000000000000pt" style:wrap="biggest" style:wrap-dynamic-threshold="0.000000000000000pt" svg:fill-rule="evenodd"/>
    </style:style>
    <style:style style:name="gr5" style:family="graphic">
      <style:graphic-properties draw:fill="solid" draw:fill-color="#00ffff" draw:stroke="none" fo:margin="1.000000000000000pt" style:wrap="biggest" style:wrap-dynamic-threshold="0.000000000000000pt" svg:fill-rule="evenodd"/>
    </style:style>
    <style:style style:name="gr6" style:family="graphic">
      <style:graphic-properties draw:fill="none" draw:stroke="solid" draw:stroke-linejoin="miter" fo:margin="1.000000000000000pt" style:wrap="biggest" style:wrap-dynamic-threshold="0.000000000000000pt" svg:fill-rule="nonzero" svg:stroke-color="#ffd200" svg:stroke-opacity="1" svg:stroke-width="1.000000000000000pt"/>
    </style:style>
    <style:style style:name="gr7" style:family="graphic">
      <style:graphic-properties draw:fill="solid" draw:fill-color="#c453d7" draw:stroke="none" fo:margin="1.000000000000000pt" style:wrap="biggest" style:wrap-dynamic-threshold="0.000000000000000pt" svg:fill-rule="evenodd"/>
    </style:style>
    <style:style style:name="gr8" style:family="graphic">
      <style:graphic-properties draw:fill="solid" draw:fill-color="#5000c1" draw:stroke="none" fo:margin="1.000000000000000pt" style:wrap="biggest" style:wrap-dynamic-threshold="0.000000000000000pt" svg:fill-rule="evenodd"/>
    </style:style>
    <style:style style:name="gr9" style:family="graphic">
      <style:graphic-properties draw:fill="solid" draw:fill-color="#0053d7" draw:stroke="none" fo:margin="1.000000000000000pt" style:wrap="biggest" style:wrap-dynamic-threshold="0.000000000000000pt" svg:fill-rule="evenodd"/>
    </style:style>
    <style:style style:name="gr10" style:family="graphic">
      <style:graphic-properties draw:fill="solid" draw:fill-color="#009f9f" draw:stroke="none" fo:margin="1.000000000000000pt" style:wrap="biggest" style:wrap-dynamic-threshold="0.000000000000000pt" svg:fill-rule="evenodd"/>
    </style:style>
    <style:style style:name="gr11" style:family="graphic">
      <style:graphic-properties draw:fill="solid" draw:fill-color="#ffff00" draw:stroke="none" fo:margin="1.000000000000000pt" style:wrap="biggest" style:wrap-dynamic-threshold="0.000000000000000pt" svg:fill-rule="evenodd"/>
    </style:style>
    <style:style style:name="gr12" style:family="graphic">
      <style:graphic-properties draw:fill="solid" draw:fill-color="#ff5500" draw:stroke="none" fo:margin="1.000000000000000pt" style:wrap="biggest" style:wrap-dynamic-threshold="0.000000000000000pt" svg:fill-rule="evenodd"/>
    </style:style>
    <style:style style:name="gr13" style:family="graphic">
      <style:graphic-properties draw:fill="solid" draw:fill-color="#ff0b00" draw:stroke="none" fo:margin="1.000000000000000pt" style:wrap="biggest" style:wrap-dynamic-threshold="0.000000000000000pt" svg:fill-rule="evenodd"/>
    </style:style>
    <style:style style:name="gr14" style:family="graphic">
      <style:graphic-properties draw:fill="solid" draw:fill-color="#4363ff" draw:stroke="none" fo:margin="1.000000000000000pt" style:wrap="biggest" style:wrap-dynamic-threshold="0.000000000000000pt" svg:fill-rule="evenodd"/>
    </style:style>
    <style:style style:name="gr15" style:family="graphic">
      <style:graphic-properties draw:fill="solid" draw:fill-color="#6da700" draw:stroke="solid" draw:stroke-linejoin="miter" fo:margin="1.000000000000000pt" style:wrap="biggest" style:wrap-dynamic-threshold="0.000000000000000pt" svg:fill-rule="evenodd" svg:stroke-color="#000000" svg:stroke-opacity="1" svg:stroke-width="1.000000000000000pt"/>
    </style:style>
    <style:style style:name="gr16" style:family="graphic">
      <style:graphic-properties draw:fill="solid" draw:fill-color="#ffbd00" draw:stroke="none" fo:margin="1.000000000000000pt" style:wrap="biggest" style:wrap-dynamic-threshold="0.000000000000000pt" svg:fill-rule="evenodd"/>
    </style:style>
    <style:style style:name="gr17" style:family="graphic">
      <style:graphic-properties draw:fill="solid" draw:fill-color="#ff0000" draw:stroke="solid" draw:stroke-linejoin="miter" fo:margin="1.000000000000000pt" style:wrap="biggest" style:wrap-dynamic-threshold="0.000000000000000pt" svg:fill-rule="evenodd" svg:stroke-color="#000000" svg:stroke-opacity="1" svg:stroke-width="1.000000000000000pt"/>
    </style:style>
    <style:style style:name="gr18" style:family="graphic">
      <style:graphic-properties draw:fill="none" draw:stroke="solid" draw:stroke-linejoin="miter" fo:margin="1.000000000000000pt" style:wrap="biggest" style:wrap-dynamic-threshold="0.000000000000000pt" svg:fill-rule="nonzero" svg:stroke-color="#00ffff" svg:stroke-opacity="1" svg:stroke-width="1.000000000000000pt"/>
    </style:style>
    <style:style style:name="gr19" style:family="graphic">
      <style:graphic-properties draw:fill="solid" draw:fill-color="#ffd200" draw:stroke="solid" draw:stroke-linejoin="miter" fo:margin="1.000000000000000pt" style:wrap="biggest" style:wrap-dynamic-threshold="0.000000000000000pt" svg:fill-rule="nonzero" svg:stroke-color="#000000" svg:stroke-opacity="1" svg:stroke-width="1.000000000000000pt"/>
    </style:style>
    <style:style style:name="gr20" style:family="graphic">
      <style:graphic-properties draw:fill="solid" draw:fill-color="#ffd200" draw:stroke="solid" draw:stroke-linejoin="miter" fo:margin="1.000000000000000pt" style:wrap="biggest" style:wrap-dynamic-threshold="0.000000000000000pt" svg:fill-rule="evenodd" svg:stroke-color="#000000"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062" draw:layer="" svg:width="166.42854400000pt" svg:height="33.57142320000pt" svg:x="0.00000000000pt" svg:y="66.42856480000pt"/>
          <draw:rect draw:style-name="gr2" draw:id="shape3" draw:name="rect1063" draw:layer="" svg:width="166.42854400000pt" svg:height="33.57142320000pt"/>
          <draw:rect draw:style-name="gr3" draw:id="shape4" draw:name="rect1064" draw:layer="" svg:width="166.42855200000pt" svg:height="32.85713840000pt" svg:x="0.00000000000pt" svg:y="33.57146000000pt"/>
          <draw:g draw:style-name="gr1" draw:id="shape5" draw:name="g968" svg:y="35.66822185316pt">
            <draw:g draw:style-name="gr1" draw:id="shape6" draw:name="g784" svg:y="3.66509617592pt">
              <draw:path draw:style-name="gr4" draw:id="shape7" draw:name="path580" draw:layer="" svg:width="28.69708546286pt" svg:height="14.34773284571pt" draw:transform="matrix(0.67706781500 0.00000000000 0.00000000000 1.16702261736 73.53063325409pt 39.33331802908pt)" svg:viewBox="0 0 29 14" svg:d="M0 14.3477L14.3489 0L28.6971 14.3477Z" koffice:nodeTypes="cccc"/>
              <draw:path draw:style-name="gr5" draw:id="shape8" draw:name="path562" draw:layer="" svg:width="28.69708546286pt" svg:height="14.34773284571pt" draw:transform="matrix(0.61015863047 0.00000000000 0.00000000000 1.05747802141 74.50753211232pt 40.41431757476pt)" svg:viewBox="0 0 29 14" svg:d="M0 14.3477L14.3489 0L28.6971 14.3477Z" koffice:nodeTypes="cccc"/>
              <draw:g draw:style-name="gr1" draw:id="shape9" draw:name="g619" svg:y="2.96440284363pt">
                <draw:path draw:style-name="gr6" draw:id="shape10" draw:name="path604" draw:layer="" svg:width="0.88811776000pt" svg:height="86.31973499586pt" draw:transform="matrix(0.06101568000 0.00000000000 0.00000000000 0.06105348000 83.20051502598pt 42.34089220243pt)" svg:viewBox="0 0 1 86" svg:d="M0.888118 86.3197L0 0" koffice:nodeTypes="cc"/>
                <draw:path draw:style-name="gr6" draw:id="shape11" draw:name="path606" draw:layer="" svg:width="31.16822761290pt" svg:height="43.66172642233pt" draw:transform="matrix(0.06101568000 0.00000000000 0.00000000000 0.06105348000 83.54537564934pt 45.33138933840pt)" svg:viewBox="0 0 31 44" svg:d="M0 43.6617L31.1682 0" koffice:nodeTypes="cc"/>
                <draw:path draw:style-name="gr6" draw:id="shape12" draw:name="path607" draw:layer="" svg:width="49.84651796480pt" svg:height="20.45004848762pt" draw:transform="matrix(0.06101568000 0.00000000000 0.00000000000 0.06105348000 83.83273509587pt 46.99912619808pt)" svg:viewBox="0 0 50 20" svg:d="M0 20.45L49.8465 0" koffice:nodeTypes="cc"/>
                <draw:path draw:style-name="gr6" draw:id="shape13" draw:name="path609" draw:layer="" svg:width="58.80436966621pt" svg:height="1.77472800000pt" draw:transform="matrix(0.06101568000 0.00000000000 0.00000000000 0.06105348000 84.06264217811pt 48.66691190054pt)" svg:viewBox="0 0 59 2" svg:d="M0 0L58.8044 1.77473" koffice:nodeTypes="cc"/>
                <draw:path draw:style-name="gr6" draw:id="shape14" draw:name="path611" draw:layer="" svg:width="33.82103612235pt" svg:height="30.28386835200pt" draw:transform="matrix(0.06101568000 0.00000000000 0.00000000000 0.06105348000 83.83273509587pt 49.12700943526pt)" svg:viewBox="0 0 34 30" svg:d="M0 0L33.821 30.2839" koffice:nodeTypes="cc"/>
                <draw:path draw:style-name="gr6" draw:id="shape15" draw:name="path612" draw:layer="" svg:width="0.00000000000pt" svg:height="27.31680000000pt" draw:transform="matrix(0.06101568000 0.00000000000 0.00000000000 0.06105348000 83.25801620281pt 48.95444936995pt)" svg:viewBox="0 0 0 27" svg:d="M0 0L0 27.3168" koffice:nodeTypes="cc"/>
                <draw:path draw:style-name="gr6" draw:id="shape16" draw:name="path613" draw:layer="" svg:width="44.54407157818pt" svg:height="38.24370256410pt" draw:transform="matrix(0.06101568000 0.00000000000 0.00000000000 0.06105348000 79.92455876051pt 48.55188714422pt)" svg:viewBox="0 0 45 38" svg:d="M44.5441 0L0 38.2437" koffice:nodeTypes="cc"/>
                <draw:path draw:style-name="gr6" draw:id="shape17" draw:name="path614" draw:layer="" svg:width="19.56400243200pt" svg:height="36.47388367568pt" draw:transform="matrix(0.06101568000 0.00000000000 0.00000000000 0.06105348000 81.70621661651pt 48.72439985731pt)" svg:viewBox="0 0 20 36" svg:d="M19.564 0L0 36.4739" koffice:nodeTypes="cc"/>
                <draw:path draw:style-name="gr6" draw:id="shape18" draw:name="path615" draw:layer="" svg:width="73.94705183562pt" svg:height="25.87309263360pt" draw:transform="matrix(0.06101568000 0.00000000000 0.00000000000 0.06105348000 77.97044618656pt 48.26434967481pt)" svg:viewBox="0 0 74 26" svg:d="M73.9471 0L0 25.8731" koffice:nodeTypes="cc"/>
                <draw:path draw:style-name="gr6" draw:id="shape19" draw:name="path616" draw:layer="" svg:width="51.61670892308pt" svg:height="1.77472800000pt" draw:transform="matrix(0.06101568000 0.00000000000 0.00000000000 0.06105348000 79.23483751379pt 47.91927540585pt)" svg:viewBox="0 0 52 2" svg:d="M51.6167 1.77473L0 0" koffice:nodeTypes="cc"/>
                <draw:path draw:style-name="gr6" draw:id="shape20" draw:name="path617" draw:layer="" svg:width="45.42821388800pt" svg:height="15.14273796267pt" draw:transform="matrix(0.06101568000 0.00000000000 0.00000000000 0.06105348000 79.86705758368pt 46.71158872867pt)" svg:viewBox="0 0 45 15" svg:d="M0 0L45.4282 15.1427" koffice:nodeTypes="cc"/>
                <draw:path draw:style-name="gr6" draw:id="shape21" draw:name="path618" draw:layer="" svg:width="27.63731712000pt" svg:height="52.49879059321pt" draw:transform="matrix(0.06101568000 0.00000000000 0.00000000000 0.06105348000 81.18895008774pt 44.35375217385pt)" svg:viewBox="0 0 28 52" svg:d="M0 0L27.6373 52.4988" koffice:nodeTypes="cc"/>
              </draw:g>
              <draw:g draw:style-name="gr1" draw:id="shape22" draw:name="g572" svg:y="4.28119138508pt">
                <draw:path draw:style-name="gr7" draw:id="shape23" draw:name="path565" draw:layer="" svg:width="132.74412318797pt" svg:height="62.71082579613pt" draw:transform="matrix(0.06101568000 0.00000000000 0.00000000000 0.06105348000 79.10180151858pt 43.61496030974pt)" svg:viewBox="0 0 133 63" svg:d="M66.3713 51.3301C38.0521 51.3301 17.4184 56.5639 0 62.7108L4.42773 55.0038L8.84748 47.2839L13.2752 39.5633L17.7029 31.8571L22.1227 24.1372L26.5504 16.4302L31.4497 8.57031C38.0513 2.73153 52.2137 0 66.3681 0C80.5304 0 94.6928 2.8852 101.774 8.71031L106.202 16.4302L110.621 24.1372L115.049 31.8571L119.477 39.5633L123.897 47.2839L128.324 55.0038L132.744 62.7108C114.384 56.5639 94.6904 51.3301 66.3713 51.3301Z" koffice:nodeTypes="ccccccccccccccccccc"/>
                <draw:path draw:style-name="gr8" draw:id="shape24" draw:name="path566" draw:layer="" svg:width="124.03200206452pt" svg:height="54.38413377164pt" draw:transform="matrix(0.06101568000 0.00000000000 0.00000000000 0.06105348000 79.37282581938pt 43.61518016771pt)" svg:viewBox="0 0 124 54" svg:d="M62.0112 45.3718C33.5691 45.332 1.77863 53.8018 0 54.3841L4.42457 46.7512L8.85714 39.1175L13.2897 31.4982L17.7143 23.8653L22.1469 16.2451L27.0515 8.47376C33.6603 2.70075 47.8382 0 62.008 0C76.1858 0 90.3637 2.85269 97.4526 8.61217L101.885 16.2451L106.31 23.8653L110.742 31.4982L115.175 39.1175L119.599 46.7512L124.032 54.3841C124.032 54.3841 90.3613 45.3718 62.0112 45.3718Z" koffice:nodeTypes="ccccccccccccccccc"/>
                <draw:path draw:style-name="gr9" draw:id="shape25" draw:name="path567" draw:layer="" svg:width="114.84984904348pt" svg:height="47.03040491574pt" draw:transform="matrix(0.06101568000 0.00000000000 0.00000000000 0.06105348000 79.65647049486pt 43.61481870621pt)" svg:viewBox="0 0 115 47" svg:d="M57.3065 39.5184C36.3218 39.4311 2.39363 45.233 0 46.3238L4.19406 39.3511L8.62316 31.6862L13.0443 24.0078L17.4734 16.3421L22.3742 8.52436C28.9778 2.71688 43.1446 0 57.3033 0C71.47 0 85.6368 2.86973 92.7201 8.6636L97.1492 16.3421L101.571 24.0078L106 31.6862L110.429 39.3511L114.85 47.0304C114.85 47.0304 85.6344 39.5184 57.3065 39.5184Z" koffice:nodeTypes="ccccccccccccccc"/>
                <draw:path draw:style-name="gr10" draw:id="shape26" draw:name="path568" draw:layer="" svg:width="106.60887184906pt" svg:height="39.67973627077pt" draw:transform="matrix(0.06101568000 0.00000000000 0.00000000000 0.06105348000 79.91181716357pt 43.61474045128pt)" svg:viewBox="0 0 107 40" svg:d="M53.2996 33.4348C25.3782 33.3783 2.17983 38.7856 0 39.6797L4.44471 31.9509L8.8814 24.2082L13.3261 16.4786L18.2442 8.59554C24.8711 2.73957 39.0878 0 53.2964 0C67.5131 0 81.7297 2.89369 88.8381 8.73595L93.2828 16.4786L97.7195 24.2082L102.164 31.9509L106.609 39.6797C106.609 39.6797 81.7273 33.4348 53.2996 33.4348Z" koffice:nodeTypes="ccccccccccccc"/>
                <draw:path draw:style-name="gr11" draw:id="shape27" draw:name="path569" draw:layer="" svg:width="97.88199587629pt" svg:height="31.35528050000pt" draw:transform="matrix(0.06101568000 0.00000000000 0.00000000000 0.06105348000 80.18296259445pt 43.61450941416pt)" svg:viewBox="0 0 98 31" svg:d="M48.9362 27.4504C20.323 27.353 2.35544 30.9863 0 31.3553L4.44407 23.757L8.89617 16.1714L13.8224 8.43532C20.4604 2.6885 34.7007 0 48.933 0C63.1733 0 77.4136 2.83975 84.5337 8.57311L88.9858 16.1714L93.4299 23.757L97.882 31.3553C97.882 31.3553 77.4112 27.4504 48.9362 27.4504Z" koffice:nodeTypes="ccccccccccc"/>
                <draw:path draw:style-name="gr12" draw:id="shape28" draw:name="path570" draw:layer="" svg:width="88.16994444944pt" svg:height="24.00166186741pt" draw:transform="matrix(0.06101568000 0.00000000000 0.00000000000 0.06105348000 80.45219618689pt 43.61450941416pt)" svg:viewBox="0 0 88 24" svg:d="M43.8501 20.6671C19.1548 20.1303 1.0224 24.0672 0 24.0008L4.41128 16.3374L9.29236 8.5219C15.8695 2.71609 29.9792 0 44.081 0C58.1907 0 72.3005 2.8689 79.3553 8.6611L83.7666 16.3374L88.1699 24.0008C88.1699 24.0008 72.064 20.6671 43.8501 20.6671Z" koffice:nodeTypes="ccccccccc"/>
                <draw:path draw:style-name="gr13" draw:id="shape29" draw:name="path571" draw:layer="" svg:width="79.45692480000pt" svg:height="16.68068964000pt" draw:transform="matrix(0.06101568000 0.00000000000 0.00000000000 0.06105348000 80.72189192403pt 43.61528078093pt)" svg:viewBox="0 0 79 17" svg:d="M40.4277 12.6855C15.6091 12.8955 2.75859 16.2306 0 16.6807L4.88733 8.70098C11.4729 2.77317 25.6007 0 39.7205 0C53.8483 0 67.9761 2.92919 75.04 8.84311L79.4569 16.6807C79.4569 16.6807 68.6777 12.6855 40.4277 12.6855Z" koffice:nodeTypes="ccccccc"/>
              </draw:g>
              <draw:path draw:style-name="gr14" draw:id="shape30" draw:name="path581" draw:layer="" svg:width="28.69708546286pt" svg:height="3.97284624000pt" draw:transform="matrix(0.61015863047 0.00000000000 0.00000000000 1.05747802141 74.50753211232pt 51.18621169205pt)" svg:viewBox="0 0 29 4" svg:d="M0 3.97285L4.03572 0L24.6614 0L28.6971 3.97285Z" koffice:nodeTypes="ccccc"/>
              <draw:g draw:style-name="gr1" draw:id="shape31" draw:name="g592" svg:y="10.75142374537pt">
                <draw:path draw:style-name="gr15" draw:id="shape32" draw:name="path590" draw:layer="" svg:width="123.77430279355pt" svg:height="49.57930215184pt" draw:transform="matrix(0.05900972850 0.00000000000 0.00000000000 0.06105348000 82.98691572233pt 50.16857938720pt)" svg:viewBox="0 0 124 50" svg:d="M0 48.2395C0 48.2395 22.625 44.2191 37.2653 32.1596C51.9047 20.1002 51.9055 0 58.5595 0C65.2142 0 66.545 22.7799 82.5161 30.8198C98.4863 38.8597 123.774 49.5793 123.774 49.5793Z" koffice:nodeTypes="cccccc"/>
                <draw:path draw:style-name="gr16" draw:id="shape33" draw:name="path591" draw:layer="" svg:width="49.31212648307pt" svg:height="40.26413180878pt" draw:transform="matrix(0.05900972850 0.00000000000 0.00000000000 0.06105348000 86.29628568473pt 50.16857938720pt)" svg:viewBox="0 0 49 40" svg:d="M34.6119 38.2837C-1.46963 22.4423 19.9117 30.363 9.22106 23.7622C3.87532 10.5615 -4.1421 0 2.53908 0C9.22106 0 10.5573 22.4423 26.5937 30.363C42.6293 38.2837 49.3121 40.2641 49.3121 40.2641Z" koffice:nodeTypes="cccccc"/>
                <draw:path draw:style-name="gr15" draw:id="shape34" draw:name="path588" draw:layer="" svg:width="123.77430279355pt" svg:height="49.57930215184pt" draw:transform="matrix(0.05900972850 0.00000000000 0.00000000000 0.06105348000 81.21824309415pt 50.16857938720pt)" svg:viewBox="0 0 124 50" svg:d="M0 48.2395C0 48.2395 22.625 44.2191 37.2653 32.1596C51.9047 20.1002 51.9055 0 58.5595 0C65.2142 0 66.545 22.7799 82.5161 30.8198C98.4863 38.8597 123.774 49.5793 123.774 49.5793Z" koffice:nodeTypes="cccccc"/>
                <draw:path draw:style-name="gr16" draw:id="shape35" draw:name="path589" draw:layer="" svg:width="49.31212648307pt" svg:height="40.26413180878pt" draw:transform="matrix(0.05900972850 0.00000000000 0.00000000000 0.06105348000 84.52761305655pt 50.16857938720pt)" svg:viewBox="0 0 49 40" svg:d="M34.6119 38.2837C-1.46963 22.4423 19.9117 30.363 9.22106 23.7622C3.87532 10.5615 -4.1421 0 2.53908 0C9.22106 0 10.5573 22.4423 26.5937 30.363C42.6293 38.2837 49.3121 40.2641 49.3121 40.2641Z" koffice:nodeTypes="cccccc"/>
                <draw:path draw:style-name="gr15" draw:id="shape36" draw:name="path586" draw:layer="" svg:width="123.77430279355pt" svg:height="49.57930215184pt" draw:transform="matrix(0.05900972850 0.00000000000 0.00000000000 0.06105348000 79.44956999389pt 50.16857567515pt)" svg:viewBox="0 0 124 50" svg:d="M0 48.2395C0 48.2395 22.625 44.2191 37.2653 32.1596C51.9047 20.1002 51.9055 0 58.5595 0C65.2142 0 66.545 22.7799 82.5161 30.8198C98.4863 38.8597 123.774 49.5793 123.774 49.5793Z" koffice:nodeTypes="cccccc"/>
                <draw:path draw:style-name="gr16" draw:id="shape37" draw:name="path587" draw:layer="" svg:width="49.31212648307pt" svg:height="40.26413180878pt" draw:transform="matrix(0.05900972850 0.00000000000 0.00000000000 0.06105348000 82.75893995629pt 50.16857567515pt)" svg:viewBox="0 0 49 40" svg:d="M34.6119 38.2837C-1.46963 22.4423 19.9117 30.363 9.22106 23.7622C3.87532 10.5615 -4.1421 0 2.53908 0C9.22106 0 10.5573 22.4423 26.5937 30.363C42.6293 38.2837 49.3121 40.2641 49.3121 40.2641Z" koffice:nodeTypes="cccccc"/>
                <draw:path draw:style-name="gr15" draw:id="shape38" draw:name="path584" draw:layer="" svg:width="123.77430279355pt" svg:height="49.57930215184pt" draw:transform="matrix(0.05900972850 0.00000000000 0.00000000000 0.06105348000 77.44507277503pt 50.12791310417pt)" svg:viewBox="0 0 124 50" svg:d="M0 48.2395C0 48.2395 22.625 44.2191 37.2653 32.1596C51.9047 20.1002 51.9055 0 58.5595 0C65.2142 0 66.545 22.7799 82.5161 30.8198C98.4863 38.8597 123.774 49.5793 123.774 49.5793Z" koffice:nodeTypes="cccccc"/>
                <draw:path draw:style-name="gr16" draw:id="shape39" draw:name="path585" draw:layer="" svg:width="49.31212648307pt" svg:height="40.26413180878pt" draw:transform="matrix(0.05900972850 0.00000000000 0.00000000000 0.06105348000 80.75444273743pt 50.12791310417pt)" svg:viewBox="0 0 49 40" svg:d="M34.6119 38.2837C-1.46963 22.4423 19.9117 30.363 9.22106 23.7622C3.87532 10.5615 -4.1421 0 2.53908 0C9.22106 0 10.5573 22.4423 26.5937 30.363C42.6293 38.2837 49.3121 40.2641 49.3121 40.2641Z" koffice:nodeTypes="cccccc"/>
                <draw:path draw:style-name="gr15" draw:id="shape40" draw:name="path582" draw:layer="" svg:width="123.77430279355pt" svg:height="49.57930215184pt" draw:transform="matrix(0.05900972850 0.00000000000 0.00000000000 0.06105348000 75.95152568880pt 50.12791459474pt)" svg:viewBox="0 0 124 50" svg:d="M0 48.2395C0 48.2395 22.625 44.2191 37.2653 32.1596C51.9047 20.1002 51.9055 0 58.5595 0C65.2142 0 66.545 22.7799 82.5161 30.8198C98.4863 38.8597 123.774 49.5793 123.774 49.5793Z" koffice:nodeTypes="cccccc"/>
                <draw:path draw:style-name="gr16" draw:id="shape41" draw:name="path583" draw:layer="" svg:width="49.31212648307pt" svg:height="40.26413180878pt" draw:transform="matrix(0.05900972850 0.00000000000 0.00000000000 0.06105348000 79.26089565119pt 50.12791459474pt)" svg:viewBox="0 0 49 40" svg:d="M34.6119 38.2837C-1.46963 22.4423 19.9117 30.363 9.22106 23.7622C3.87532 10.5615 -4.1421 0 2.53908 0C9.22106 0 10.5573 22.4423 26.5937 30.363C42.6293 38.2837 49.3121 40.2641 49.3121 40.2641Z" koffice:nodeTypes="cccccc"/>
              </draw:g>
              <draw:path draw:style-name="gr17" draw:id="shape42" draw:name="path603" draw:layer="" svg:width="27.63569837037pt" svg:height="31.12734526819pt" draw:transform="matrix(0.04102743136 0.00000000000 0.00000000000 0.03189861170 82.65453883558pt 47.80267502821pt)" svg:viewBox="0 0 28 31" svg:d="M0 6.06465C0.331029 6.06465 0.588407 4.58919 1.42933 3.27785C3.22774 2.00753 5.12651 1.01258 7.62339 0.490254C8.97098 -0.166207 11.735 0.0263129 13.8174 0.0263129C16.7401 0.281954 16.923 1.49783 18.583 3.27785C19.313 4.72727 21.0418 6.74084 21.9184 8.85146C22.8669 9.97188 23.6237 11.7125 24.3003 13.0325C24.9923 14.4559 25.7288 16.6036 26.6831 18.6061C27.1727 20.8343 27.6357 22.5733 27.6357 25.1092C27.6357 27.7539 27.1873 28.8807 26.6831 30.6836C25.2311 31.1554 22.4015 31.3842 20.9649 30.6836C19.4271 29.3422 16.787 30.1967 15.7243 28.8254C12.9838 28.4514 12.3185 25.3072 10.9588 23.7165C10.0078 22.3523 10.0232 21.3242 9.05272 20.0003C7.54974 18.9533 7.34659 17.6766 6.67077 15.8193C7.26646 13.8333 8.30164 13.3986 10.0062 12.5677C10.9183 11.2706 11.4355 10.7499 11.4355 8.38752C11.0923 5.75694 10.1203 6.03467 7.62339 5.59992C4.53648 5.59992 2.95337 5.91001 0 6.06465Z" koffice:nodeTypes="ccccccccccccccccccc"/>
              <draw:g draw:style-name="gr1" draw:id="shape43" draw:name="g651" svg:y="13.93590179627pt">
                <draw:path draw:style-name="gr18" draw:id="shape44" draw:name="path632" draw:layer="" svg:width="18.44897938285pt" svg:height="1.77611952608pt" draw:transform="matrix(0.06146103345 0.00000000000 0.00000000000 0.08733169149 75.53858539628pt 53.74220563487pt)" svg:viewBox="0 0 18 2" svg:d="M0.330358 0.000694445C0.648655 0.000694445 0.966143 0.000694445 1.28363 0.000694445C-1.29029 0.000694445 0.0193509 -0.0573555 5.09833 0.888029C9.49942 1.3758 13.6389 1.77612 18.449 1.77612" koffice:nodeTypes="cccc"/>
                <draw:path draw:style-name="gr18" draw:id="shape45" draw:name="path633" draw:layer="" svg:width="29.40540469028pt" svg:height="5.46842462797pt" draw:transform="matrix(0.06146103345 0.00000000000 0.00000000000 0.08733169149 75.26906133172pt 54.56486465931pt)" svg:viewBox="0 0 29 5" svg:d="M0.00201159 4.92527C0.00201159 4.59731 0.00201159 4.26851 0.00201159 3.94055C0.00201159 7.02774 -0.245299 5.13025 4.74442 0.985556C8.98334 0.219198 10.9828 1.77199 16.1264 1.97028C18.8556 3.38754 23.8002 2.92571 26.5601 1.97028C27.9723 1.34196 27.994 0.628313 29.4054 0" koffice:nodeTypes="cccccc"/>
                <draw:path draw:style-name="gr18" draw:id="shape46" draw:name="path634" draw:layer="" svg:width="19.56400243200pt" svg:height="1.79000078697pt" draw:transform="matrix(0.06146103345 0.00000000000 0.00000000000 0.08733169149 75.90601875488pt 55.05775700450pt)" svg:viewBox="0 0 20 2" svg:d="M0 0.898447C0 0.601767 0 0.304331 0 0.007652C0.620326 0.244541 4.15792 0.007652 6.52133 0.007652C11.3969 0.007652 15.1592 -0.218642 17.7007 1.79C18.3218 1.79 18.9429 1.79 19.564 1.79" koffice:nodeTypes="ccccc"/>
                <draw:path draw:style-name="gr18" draw:id="shape47" draw:name="path635" draw:layer="" svg:width="29.40299036690pt" svg:height="5.96079136354pt" draw:transform="matrix(0.06146103345 0.00000000000 0.00000000000 0.08733169149 78.10593040171pt 53.34773160274pt)" svg:viewBox="0 0 29 6" svg:d="M0 0.818567C0.316577 0.818567 0.632348 0.818567 0.948925 0.818567C-0.315771 0.818567 3.47751 0.818567 4.74221 0.818567C7.76218 -0.273293 12.1564 -0.272419 15.1756 0.818567C16.371 5.07857 17.9055 5.86733 22.7637 5.96079C24.3539 4.66716 27.634 3.75436 29.403 2.87563" koffice:nodeTypes="cccccc"/>
                <draw:path draw:style-name="gr18" draw:id="shape48" draw:name="path636" draw:layer="" svg:width="13.18800000000pt" svg:height="0.00000000000pt" draw:transform="matrix(0.06146103345 0.00000000000 0.00000000000 0.08733169149 78.27959469782pt 53.98903441832pt)" svg:viewBox="0 0 13 0" svg:d="M0 0C0.3144 0 0.628 0 0.9424 0C-0.3136 0 3.4544 0 4.7104 0C7.536 0 10.3616 0 13.188 0" koffice:nodeTypes="cccc"/>
                <draw:path draw:style-name="gr18" draw:id="shape49" draw:name="path637" draw:layer="" svg:width="36.47783477821pt" svg:height="6.14275999460pt" draw:transform="matrix(0.06146103345 0.00000000000 0.00000000000 0.08733169149 78.80051509969pt 54.20208461965pt)" svg:viewBox="0 0 36 6" svg:d="M0.00196538 5.65626C0.00196538 5.36174 0.00196538 5.06797 0.00196538 4.7742C0.00196538 7.53954 -0.241101 5.83987 4.67901 2.12651C8.40444 0.399859 10.3665 -0.570635 15.9022 0.361638C19.8842 2.36932 21.2949 3.53616 26.1904 3.89139C30.6395 3.89139 32.5967 3.21616 36.4778 3.00932" koffice:nodeTypes="cccccc"/>
                <draw:path draw:style-name="gr18" draw:id="shape50" draw:name="path638" draw:layer="" svg:width="26.47720415013pt" svg:height="2.66284565333pt" draw:transform="matrix(0.06146103345 0.00000000000 0.00000000000 0.08733169149 79.53095678934pt 54.97616199354pt)" svg:viewBox="0 0 26 3" svg:d="M0.359418 1.77498C0.67076 1.77498 0.981309 1.77498 1.29185 1.77498C-1.31533 1.77498 0.0710507 1.88502 5.0232 0C9.66084 1.10343 12.7909 2.60255 18.0821 2.66285C21.1115 2.51813 23.2909 1.77498 26.4772 1.77498" koffice:nodeTypes="ccccc"/>
                <draw:path draw:style-name="gr18" draw:id="shape51" draw:name="path639" draw:layer="" svg:width="32.12130006962pt" svg:height="0.95645345956pt" draw:transform="matrix(0.06146103345 0.00000000000 0.00000000000 0.08733169149 81.63743221483pt 53.41308262160pt)" svg:viewBox="0 0 32 1" svg:d="M0 0.00136124C0.314194 0.00136124 0.629189 0.00136124 0.943383 0.00136124C-0.314995 0.00136124 3.46014 0.00136124 4.71852 0.00136124C9.33604 0.00136124 13.8398 -0.0753127 17.9307 0.922232C22.335 0.922232 26.7385 0.922232 31.1429 0.922232C32.4012 0.922232 32.0862 1.22971 32.0862 0.00136124" koffice:nodeTypes="cccccc"/>
                <draw:path draw:style-name="gr18" draw:id="shape52" draw:name="path640" draw:layer="" svg:width="34.54884589053pt" svg:height="6.21079442286pt" draw:transform="matrix(0.06146103345 0.00000000000 0.00000000000 0.08733169149 81.38353983982pt 53.90680289761pt)" svg:viewBox="0 0 35 6" svg:d="M0.365867 1.77387C0.681988 1.77387 0.998916 1.77387 1.31503 1.77387C-1.33893 1.77387 0.0723255 1.88389 5.11332 0C9.10194 0.286351 13.6002 0.817606 16.5074 2.66155C20.6782 4.36986 22.325 5.83854 27.9022 6.21079C31.0836 6.05406 31.3013 4.89132 34.5488 4.43617" koffice:nodeTypes="cccccc"/>
                <draw:path draw:style-name="gr18" draw:id="shape53" draw:name="path641" draw:layer="" svg:width="36.47388367568pt" svg:height="3.55207522966pt" draw:transform="matrix(0.06146103345 0.00000000000 0.00000000000 0.08733169149 82.27421769018pt 54.56486465931pt)" svg:viewBox="0 0 36 4" svg:d="M0 3.55077C1.46706 2.85494 6.38531 1.07578 10.2877 2.6627C14.3417 3.62465 18.8049 3.55077 23.3808 3.55077C26.2919 2.36642 31.2165 1.36075 33.6684 0C34.6041 0 35.539 0 36.4739 0" koffice:nodeTypes="ccccc"/>
                <draw:path draw:style-name="gr18" draw:id="shape54" draw:name="path642" draw:layer="" svg:width="33.81944035765pt" svg:height="5.32418400000pt" draw:transform="matrix(0.06146103345 0.00000000000 0.00000000000 0.08733169149 84.70576367987pt 53.41320417733pt)" svg:viewBox="0 0 34 5" svg:d="M0 4.43644C1.88936 4.43644 9.93671 4.01593 14.0912 5.32418C19.1745 4.74542 20.9665 2.40248 24.4253 0C27.8936 0 30.8194 0.0776208 33.8194 0.886987" koffice:nodeTypes="cccc"/>
                <draw:path draw:style-name="gr18" draw:id="shape55" draw:name="path643" draw:layer="" svg:width="25.87309263360pt" svg:height="6.21079442286pt" draw:transform="matrix(0.06146103345 0.00000000000 0.00000000000 0.08733169149 85.80571950329pt 54.23579884578pt)" svg:viewBox="0 0 26 6" svg:d="M0 6.21079C0.0773157 6.20175 3.82998 5.51451 6.70775 5.32386C11.0268 2.32471 11.7764 5.38716 16.29 6.21079C21.296 5.1626 23.8189 2.88008 25.8731 0" koffice:nodeTypes="cccc"/>
                <draw:path draw:style-name="gr18" draw:id="shape56" draw:name="path644" draw:layer="" svg:width="20.40404160803pt" svg:height="8.02042110484pt" draw:transform="matrix(0.06146103345 0.00000000000 0.00000000000 0.08733169149 86.41672690908pt 53.58156930193pt)" svg:viewBox="0 0 20 8" svg:d="M0.424445 8.01877C0.741197 8.01877 1.05876 8.01877 1.37551 8.01877C-1.42516 8.01877 0.152944 8.19175 5.18138 4.99423C8.52829 3.22077 8.92423 1.42591 13.7442 0.960926C16.4059 -1.1542 18.3767 0.699746 20.404 1.96968" koffice:nodeTypes="ccccc"/>
                <draw:path draw:style-name="gr18" draw:id="shape57" draw:name="path645" draw:layer="" svg:width="24.99082050667pt" svg:height="7.85154230425pt" draw:transform="matrix(0.06146103345 0.00000000000 0.00000000000 0.08733169149 87.65830255790pt 54.20178952079pt)" svg:viewBox="0 0 25 8" svg:d="M0 7.85154C0.16082 7.11052 1.90617 3.08123 2.88334 1.31941C7.16834 -0.344928 9.21737 -1.10419 12.4958 3.18584C15.9816 4.10836 19.2544 5.95261 23.0683 6.91793C24.4831 6.91793 23.803 7.13825 24.9908 5.9851" koffice:nodeTypes="ccccc"/>
                <draw:path draw:style-name="gr18" draw:id="shape58" draw:name="path646" draw:layer="" svg:width="21.33784605834pt" svg:height="6.21079442286pt" draw:transform="matrix(0.06146103345 0.00000000000 0.00000000000 0.08733169149 88.46870394255pt 53.33097265662pt)" svg:viewBox="0 0 21 6" svg:d="M0.00156321 4.43617C0.00156321 4.14003 0.00156321 3.84463 0.00156321 3.54849C0.00156321 6.32986 -0.191465 4.66752 3.71243 0C8.01183 0.752801 9.14242 3.24179 11.1334 6.21079C15.7424 6.21079 18.7733 6.10379 21.3378 4.43617" koffice:nodeTypes="ccccc"/>
                <draw:path draw:style-name="gr18" draw:id="shape59" draw:name="path647" draw:layer="" svg:width="20.45004848762pt" svg:height="5.28014884274pt" draw:transform="matrix(0.06146103345 0.00000000000 0.00000000000 0.08733169149 89.85821420474pt 54.23784445519pt)" svg:viewBox="0 0 20 5" svg:d="M0 4.39684C0.56446 3.61334 4.2749 -2.14357 7.43667 0.862088C11.5624 1.93152 12.2081 3.71615 16.7317 5.28015C17.5227 3.96456 18.3919 3.70865 20.45 3.51278" koffice:nodeTypes="cccc"/>
                <draw:path draw:style-name="gr18" draw:id="shape60" draw:name="path648" draw:layer="" svg:width="26.47611839062pt" svg:height="8.05360883842pt" draw:transform="matrix(0.06146103345 0.00000000000 0.00000000000 0.08733169149 84.74136484812pt 54.23276098696pt)" svg:viewBox="0 0 26 8" svg:d="M0.358819 8.0524C0.670154 8.0524 0.980696 8.0524 1.29203 8.0524C-1.3151 8.0524 0.0704584 8.16289 5.0225 6.27021C8.90032 4.13158 10.823 3.26129 13.4175 0.0329056C17.7492 0.181232 21.0717 0.92438 25.5437 0.92438C25.5437 -0.263748 25.2324 0.0329056 26.4761 0.0329056" koffice:nodeTypes="cccccc"/>
                <draw:path draw:style-name="gr18" draw:id="shape61" draw:name="path649" draw:layer="" svg:width="13.37709568000pt" svg:height="3.23451424198pt" draw:transform="matrix(0.06146103345 0.00000000000 0.00000000000 0.08733169149 77.35335233934pt 53.67490650508pt)" svg:viewBox="0 0 13 3" svg:d="M0 3.23451C0 2.64821 2.60823 1.73243 5.73258 0.693629C8.0097 -0.820688 9.89811 0.602986 13.3771 0.693629" koffice:nodeTypes="ccc"/>
                <draw:path draw:style-name="gr18" draw:id="shape62" draw:name="path650" draw:layer="" svg:width="15.00071956485pt" svg:height="2.66133845333pt" draw:transform="matrix(0.06146103345 0.00000000000 0.00000000000 0.08733169149 77.62050201520pt 54.56486465931pt)" svg:viewBox="0 0 15 3" svg:d="M0.375697 1.77448C0.700312 1.77448 1.02576 1.77448 1.35037 1.77448C-1.37491 1.77448 0.0742688 1.88449 5.25072 0C8.99041 0.476208 10.6722 2.16931 15.0007 2.66134" koffice:nodeTypes="cccc"/>
              </draw:g>
            </draw:g>
            <draw:path draw:style-name="gr19" draw:id="shape63" draw:name="path862" draw:layer="" svg:width="35.55578909257pt" svg:height="34.22671901257pt" draw:transform="matrix(-0.00095469099 0.06104597042 -0.06100817507 -0.00095528243 97.49992193903pt 48.58441538634pt)" svg:viewBox="0 0 36 34" svg:d="M4.54123 20.7082C4.54123 29.9737 8.36 34.2267 17.7521 34.2267C19.9195 34.2267 22.7062 33.6698 24.3575 32.9103C30.1889 30.1762 30.7049 25.7207 30.7049 19.9993L30.7049 4.0505C30.7049 2.58219 31.479 0.961994 35.5558 0.961994L35.5558 0L23.5834 0L23.5834 0.961994C27.6602 0.961994 28.4343 2.58219 28.4343 4.0505L28.4343 19.9993C28.4343 24.8093 28.3827 31.9483 18.7326 31.9483C12.282 31.9483 9.80493 28.9611 9.80493 21.0626L9.80493 4.0505C9.80493 2.58219 10.579 0.961994 14.3462 0.961994L14.3462 0L0 0L0 0.961994C3.76716 0.961994 4.54123 2.58219 4.54123 4.0505Z" koffice:nodeTypes="cccccccccccccccccccc"/>
            <draw:path draw:style-name="gr19" draw:id="shape64" draw:name="path863" draw:layer="" svg:width="34.32805639314pt" svg:height="35.65907382857pt" draw:transform="matrix(0.00962278289 0.06028939570 -0.06025206876 0.00962874433 97.03935420129pt 46.16511807898pt)" svg:viewBox="0 0 34 36" svg:d="M29.8659 0L28.8011 0C27.5334 3.82431 23.5784 0 17.3922 0C7.30168 0 0 7.64861 0 17.9329C0 30.0777 9.38064 35.6591 18.0007 35.6591C22.1586 35.6591 27.8377 33.6952 30.7786 31.9898L30.7786 22.1706C30.7786 19.2249 31.0322 17.5711 34.3281 17.5195L34.3281 16.5375L21.398 16.5375L21.398 17.5195C25.6066 17.5195 25.8601 19.2249 25.8601 22.1706L25.8601 29.8709C25.8601 31.3696 25.8601 31.6797 24.3897 32.4032C22.6656 33.2301 20.536 33.5402 18.6599 33.5402C10.1412 33.5402 5.83121 26.305 5.83121 18.3463C5.83121 9.30237 9.48205 2.06719 17.8993 2.06719C23.8826 2.06719 27.2292 5.47806 29.156 10.9561L30.3223 10.9561Z" koffice:nodeTypes="cccccccccccccccccccc"/>
            <draw:path draw:style-name="gr19" draw:id="shape65" draw:name="path870" draw:layer="" svg:width="30.84978242065pt" svg:height="35.65907382857pt" draw:transform="matrix(0.04683807660 0.03912801532 -0.03910379001 0.04686709339 91.18529807745pt 38.06846438984pt)" svg:viewBox="0 0 31 36" svg:d="M29.7772 0.0516798L28.7046 0.0516798C27.0191 4.23775 24.4653 0 17.4679 0C7.20169 0 0 7.59693 0 17.8812C0 29.1991 7.61029 35.6591 17.5701 35.6591C22.4734 35.6591 27.7342 33.0751 30.8498 29.1991L29.9815 28.1655C26.4573 31.6797 23.0352 33.3335 18.0298 33.3335C9.65333 33.3335 5.92479 25.5298 5.92479 18.2947C5.92479 8.99229 9.55117 2.11887 17.9787 2.11887C23.8013 2.11887 27.5299 5.99486 29.0111 11.6796L30.2369 11.6796Z" koffice:nodeTypes="ccccccccccccc"/>
            <draw:path draw:style-name="gr19" draw:id="shape66" draw:name="path871" draw:layer="" svg:width="15.51962385067pt" svg:height="33.78912798118pt" draw:transform="matrix(0.05324759073 0.03250475065 -0.02974984221 0.05179960404 89.98154281345pt 37.45533477596pt)" svg:viewBox="0 0 16 34" svg:d="M10.4159 4.08328C10.4159 2.60309 11.197 0.969779 15.5196 0.969779L15.5196 0L0 0L0 0.969779C4.32258 0.969779 5.10377 2.60309 5.10377 4.08328L5.10377 29.7058C5.10377 31.186 4.32258 32.8193 0 32.8193L0 33.7891L15.5196 33.7891L15.5196 32.8193C11.197 32.8193 10.4159 31.186 10.4159 29.7058Z" koffice:nodeTypes="ccccccccccccc"/>
            <draw:path draw:style-name="gr19" draw:id="shape67" draw:name="path872" draw:layer="" svg:width="35.37553180444pt" svg:height="34.22671901257pt" draw:transform="matrix(0.05623546757 0.02368923867 -0.02367457197 0.05627030616 87.75378274028pt 36.40146235104pt)" svg:viewBox="0 0 35 34" svg:d="M30.4524 4.0505C30.4524 2.58219 31.2137 0.961994 35.3755 0.961994L35.3755 0L23.2961 0L23.2961 0.961994C27.4579 0.961994 28.2192 2.58219 28.2192 4.0505L28.2192 24.3536L8.67893 0L0 0L0 0.961994C2.48695 1.01262 2.94373 1.46831 4.51711 3.2404L4.92314 3.74671L4.92314 29.4674C4.92314 30.9357 4.16183 32.5559 0 32.5559L0 33.5179L12.0794 33.5179L12.0794 32.5559C7.91762 32.5559 7.15631 30.9357 7.15631 29.4674L7.15631 6.32891L29.6911 34.2267L30.4524 34.2267Z" koffice:nodeTypes="cccccccccccccccccccccc"/>
            <draw:path draw:style-name="gr19" draw:id="shape68" draw:name="path873" draw:layer="" svg:width="29.90407680000pt" svg:height="33.78912798118pt" draw:transform="matrix(0.06087467276 0.00414872744 -0.00414615884 0.06091238541 83.45585239537pt 35.71422700725pt)" svg:viewBox="0 0 30 34" svg:d="M27.6038 33.7891L29.9041 25.1632L28.4728 25.1632C25.7635 31.6454 21.8785 31.6964 17.7891 31.6964L11.0415 31.6964C10.0191 31.6964 9.71244 30.6246 9.71244 29.7058L9.71244 17.1498L16.9201 17.1498C20.345 17.1498 23.2587 18.1195 23.2587 22.1007L24.3322 22.1007L24.3322 10.1572L23.2587 10.1572C23.2587 14.1384 20.345 15.0571 16.9201 15.0571L9.71244 15.0571L9.71244 4.08328C9.71244 2.80725 10.6837 2.09268 11.9616 2.09268L20.1916 2.09268C23.7699 2.09268 25.4568 4.54265 26.0191 7.29886L27.1437 7.29886L27.1437 0L0 0L0 0.969779C3.73162 0.969779 4.49839 2.60309 4.49839 4.08328L4.49839 29.7058C4.49839 31.186 3.73162 32.8193 0 32.8193L0 33.7891Z" koffice:nodeTypes="ccccccccccccccccccccccccccc"/>
            <draw:path draw:style-name="gr19" draw:id="shape69" draw:name="path878" draw:layer="" svg:width="30.84978242065pt" svg:height="35.65907382857pt" draw:transform="matrix(0.05218176883 -0.03164200392 0.03162241343 0.05221409611 74.88965437860pt 38.19854548400pt)" svg:viewBox="0 0 31 36" svg:d="M29.7772 0.0516798L28.7046 0.0516798C27.0191 4.23775 24.4653 0 17.4679 0C7.20169 0 0 7.59693 0 17.8812C0 29.1991 7.61029 35.6591 17.5701 35.6591C22.4734 35.6591 27.7342 33.0751 30.8498 29.1991L29.9815 28.1655C26.4573 31.6797 23.0352 33.3335 18.0298 33.3335C9.65333 33.3335 5.92479 25.5298 5.92479 18.2947C5.92479 8.99229 9.55117 2.11887 17.9787 2.11887C23.8013 2.11887 27.5299 5.99486 29.0111 11.6796L30.2369 11.6796Z" koffice:nodeTypes="ccccccccccccc"/>
            <draw:path draw:style-name="gr19" draw:id="shape70" draw:name="path879" draw:layer="" svg:width="15.51962385067pt" svg:height="33.78912798118pt" draw:transform="matrix(0.04714004320 -0.03876322077 0.03873922133 0.04716924706 73.91343823770pt 39.11098658682pt)" svg:viewBox="0 0 16 34" svg:d="M10.4159 4.08328C10.4159 2.60309 11.197 0.969779 15.5196 0.969779L15.5196 0L0 0L0 0.969779C4.32258 0.969779 5.10377 2.60309 5.10377 4.08328L5.10377 29.7058C5.10377 31.186 4.32258 32.8193 0 32.8193L0 33.7891L15.5196 33.7891L15.5196 32.8193C11.197 32.8193 10.4159 31.186 10.4159 29.7058Z" koffice:nodeTypes="ccccccccccccc"/>
            <draw:path draw:style-name="gr19" draw:id="shape71" draw:name="path880" draw:layer="" svg:width="30.00640034133pt" svg:height="33.78912798118pt" draw:transform="matrix(0.04193308710 -0.04435046894 0.04432301027 0.04195906518 72.41656096557pt 40.66158272436pt)" svg:viewBox="0 0 30 34" svg:d="M27.5485 33.7891L30.0064 24.908L28.7263 24.908C25.91 31.9006 21.3527 31.6964 14.8496 31.6964C11.6748 31.6964 9.72904 31.135 9.72904 29.7058L9.72904 4.08328C9.72904 2.60309 10.4971 0.969779 14.2351 0.969779L14.2351 0L0 0L0 0.969779C3.738 0.969779 4.50608 2.60309 4.50608 4.08328L4.50608 29.7058C4.50608 31.186 3.738 32.8193 0 32.8193L0 33.7891Z" koffice:nodeTypes="ccccccccccccccc"/>
            <draw:path draw:style-name="gr19" draw:id="shape72" draw:name="path884" draw:layer="" svg:width="35.55578909257pt" svg:height="34.22671901257pt" draw:transform="matrix(0.02888933807 -0.05377639361 0.05374309907 0.02890723539 69.91551056632pt 44.68555030955pt)" svg:viewBox="0 0 36 34" svg:d="M4.54123 20.7082C4.54123 29.9737 8.36 34.2267 17.7521 34.2267C19.9195 34.2267 22.7062 33.6698 24.3575 32.9103C30.1889 30.1762 30.7049 25.7207 30.7049 19.9993L30.7049 4.0505C30.7049 2.58219 31.479 0.961994 35.5558 0.961994L35.5558 0L23.5834 0L23.5834 0.961994C27.6602 0.961994 28.4343 2.58219 28.4343 4.0505L28.4343 19.9993C28.4343 24.8093 28.3827 31.9483 18.7326 31.9483C12.282 31.9483 9.80493 28.9611 9.80493 21.0626L9.80493 4.0505C9.80493 2.58219 10.579 0.961994 14.3462 0.961994L14.3462 0L0 0L0 0.961994C3.76716 0.961994 4.54123 2.58219 4.54123 4.0505Z" koffice:nodeTypes="cccccccccccccccccccc"/>
            <draw:path draw:style-name="gr19" draw:id="shape73" draw:name="path887" draw:layer="" svg:width="29.90407680000pt" svg:height="33.78912798118pt" draw:transform="matrix(0.01188518329 -0.05988400059 0.05984692465 0.01189254632 68.92855482837pt 48.76379759286pt)" svg:viewBox="0 0 30 34" svg:d="M27.6038 33.7891L29.9041 25.1632L28.4728 25.1632C25.7635 31.6454 21.8785 31.6964 17.7891 31.6964L11.0415 31.6964C10.0191 31.6964 9.71244 30.6246 9.71244 29.7058L9.71244 17.1498L16.9201 17.1498C20.345 17.1498 23.2587 18.1195 23.2587 22.1007L24.3322 22.1007L24.3322 10.1572L23.2587 10.1572C23.2587 14.1384 20.345 15.0571 16.9201 15.0571L9.71244 15.0571L9.71244 4.08328C9.71244 2.80725 10.6837 2.09268 11.9616 2.09268L20.1916 2.09268C23.7699 2.09268 25.4568 4.54265 26.0191 7.29886L27.1437 7.29886L27.1437 0L0 0L0 0.969779C3.73162 0.969779 4.49839 2.60309 4.49839 4.08328L4.49839 29.7058C4.49839 31.186 3.73162 32.8193 0 32.8193L0 33.7891Z" koffice:nodeTypes="ccccccccccccccccccccccccccc"/>
            <draw:path draw:style-name="gr19" draw:id="shape74" draw:name="path892" draw:layer="" svg:width="32.74130897455pt" svg:height="33.78912798118pt" draw:transform="matrix(0.00064792978 -0.06105006101 0.06101226312 0.00064833118 68.97811162633pt 51.36127056628pt)" svg:viewBox="0 0 33 34" svg:d="M4.33491 29.7058C4.33491 31.186 3.56992 32.8193 0 32.8193L0 33.7891L14.0247 33.7891L14.0247 32.8193C10.3018 32.8193 9.53682 31.186 9.53682 29.7058L9.53682 18.1706L12.3927 18.0685L24.5305 33.7891L32.7413 33.7891L32.7413 32.8193C30.4464 32.6662 29.2734 31.6454 27.8964 29.9611L17.7986 17.5071C22.5925 16.8435 27.0294 14.3425 27.0294 8.93217C27.0294 2.96038 21.9295 0 13.4637 0L0 0L0 0.969779C3.56992 0.969779 4.33491 2.60309 4.33491 4.08328ZM9.53682 4.33848C9.53682 1.93956 9.99579 1.93956 13.3107 1.93956C17.9006 1.93956 21.4705 3.93016 21.4705 8.98321C21.4705 14.4956 16.9316 16.0269 9.53682 16.2821Z" koffice:nodeTypes="cccccccccccccccccccccccc"/>
            <draw:path draw:style-name="gr19" draw:id="shape75" draw:name="path895" draw:layer="" svg:width="27.37569792000pt" svg:height="33.78912798118pt" draw:transform="matrix(0.01496049559 -0.05918982252 0.05915317637 0.01496976381 69.35299514544pt 46.65807782942pt)" svg:viewBox="0 0 27 34" svg:d="M4.53684 29.7058C4.53684 31.186 3.76351 32.8193 0 32.8193L0 33.7891L14.3323 33.7891L14.3323 32.8193C10.5688 32.8193 9.79545 31.186 9.79545 29.7058L9.79545 18.7831C11.2905 18.9362 12.7856 19.0383 14.2807 19.0383C20.8798 19.0383 27.3757 16.4352 27.3757 8.88113C27.3757 2.85829 21.1891 0 13.2496 0L0.257775 0L0.257775 0.969779C3.76351 0.969779 4.53684 2.60309 4.53684 4.08328ZM9.79545 4.2364C9.79545 2.14372 9.89856 1.88852 12.0639 1.88852C17.0131 1.88852 21.7562 3.52183 21.7562 9.28946C21.7562 15.2102 17.8896 17.0477 12.3216 17.0477C11.4968 17.0477 10.6203 16.9456 9.79545 16.8946Z" koffice:nodeTypes="cccccccccccccccccccc"/>
            <draw:path draw:style-name="gr19" draw:id="shape76" draw:name="path899" draw:layer="" svg:width="29.99071991172pt" svg:height="33.78912798118pt" draw:transform="matrix(0.03512477447 -0.04992239269 0.04989148427 0.03514653472 71.05217143884pt 42.46105585002pt)" svg:viewBox="0 0 30 34" svg:d="M4.99845 29.7058C4.99845 31.186 4.21744 32.8193 0 32.8193L0 33.7891L16.4012 33.7891C24.5757 33.7891 29.9907 30.6246 29.9907 24.4997C29.9907 19.5997 25.7733 16.8946 21.2955 16.0269C25.3047 15.1081 28.2204 12.9134 28.2204 8.62593C28.2204 2.09268 21.9724 0 13.954 0L0 0L0 0.969779C4.21744 0.969779 4.99845 2.60309 4.99845 4.08328ZM10.3093 17.1498L12.9127 17.1498C17.807 17.1498 24.003 18.2727 24.003 24.3465C24.003 30.3183 19.9938 31.9006 14.5788 31.9006C10.7779 31.9006 10.3093 30.9819 10.3093 29.1954ZM10.3093 15.1081L10.3093 3.52183C10.3093 1.73539 11.9755 1.83748 16.7656 2.14372C20.4104 2.80725 22.9096 4.89993 22.9096 8.77905C22.9096 12.9134 19.8376 15.1081 14.5788 15.1081Z" koffice:nodeTypes="cccccccccccccccccccccccc"/>
            <draw:path draw:style-name="gr19" draw:id="shape77" draw:name="path902" draw:layer="" svg:width="34.50747964235pt" svg:height="33.78912798118pt" draw:transform="matrix(0.06083019233 -0.00475702891 0.00475408369 0.06086787742 81.24715674551pt 35.79150270764pt)" svg:viewBox="0 0 35 34" svg:d="M13.7205 33.7891C27.5441 33.7891 34.5075 27.358 34.5075 16.9966C34.5075 5.51243 26.5125 0 13.3078 0L0 0L0 0.969779C3.76539 0.969779 4.5391 2.60309 4.5391 4.08328L4.5391 29.7058C4.5391 31.186 3.76539 32.8193 0 32.8193L0 33.7891ZM9.80033 4.49161C9.80033 2.04164 10.2646 1.88852 12.7404 1.88852C22.2829 1.88852 28.8852 7.04366 28.8852 17.0477C28.8852 26.5413 22.7987 32.1558 12.2762 31.6964C11.1414 31.6454 9.80033 31.084 9.80033 29.1954Z" koffice:nodeTypes="cccccccccccccccc"/>
            <draw:path draw:style-name="gr19" draw:id="shape78" draw:name="path905" draw:layer="" svg:width="32.74130897455pt" svg:height="33.78912798118pt" draw:transform="matrix(0.03106326574 0.05254909656 -0.05251656187 0.03108250983 94.66687287110pt 41.56148816886pt)" svg:viewBox="0 0 33 34" svg:d="M4.33491 29.7058C4.33491 31.186 3.56992 32.8193 9.05923e-14 32.8193L9.05923e-14 33.7891L14.0247 33.7891L14.0247 32.8193C10.3018 32.8193 9.5368 31.186 9.5368 29.7058L9.5368 18.1706L12.3927 18.0685L24.5305 33.7891L32.7413 33.7891L32.7413 32.8193C30.4464 32.6662 29.2734 31.6454 27.8964 29.9611L17.7986 17.5071C22.5925 16.8435 27.0294 14.3425 27.0294 8.93217C27.0294 2.96038 21.9295 0 13.4637 0L0 0L0 0.969779C3.56992 0.969779 4.33491 2.60309 4.33491 4.08328ZM9.5368 4.33848C9.5368 1.93956 9.99579 1.93956 13.3107 1.93956C17.9006 1.93956 21.4705 3.93016 21.4705 8.98321C21.4705 14.4956 16.9316 16.0269 9.5368 16.2821Z" koffice:nodeTypes="cccccccccccccccccccccccc"/>
            <draw:path draw:style-name="gr19" draw:id="shape79" draw:name="path908" draw:layer="" svg:width="35.76250836114pt" svg:height="34.22671901257pt" draw:transform="matrix(0.04103701082 0.04518195629 -0.04515398281 0.04106243378 92.95723346231pt 39.44838752787pt)" svg:viewBox="0 0 36 34" svg:d="M18.2177 0L17.1826 0L6.67636 24.4043C4.55441 29.3155 3.20879 33.0116 0 33.2647L0 34.2267L10.2474 34.2267L10.2474 33.2647C8.48777 33.2647 6.72811 32.809 6.72811 31.1382C6.72811 29.2649 8.85006 25.2144 9.52287 23.2904L23.0826 23.2904L24.9458 27.594C26.9125 32.1002 26.9642 33.0622 22.5651 33.2647L22.5651 34.2267L35.7625 34.2267L35.7625 33.2647C32.8642 33.4166 31.7774 30.3787 30.8458 28.3029ZM16.3545 7.2909L22.358 21.2145L10.4027 21.2145Z" koffice:nodeTypes="ccccccccccccccccccccc"/>
            <draw:path draw:style-name="gr19" draw:id="shape80" draw:name="path911" draw:layer="" svg:width="35.76250836114pt" svg:height="34.22671901257pt" draw:transform="matrix(0.02451561210 0.05590856429 -0.05587394966 0.02453079984 96.01320135072pt 43.70185281515pt)" svg:viewBox="0 0 36 34" svg:d="M18.2177 0L17.1826 0L6.67636 24.4043C4.55441 29.3155 3.20879 33.0116 0 33.2647L0 34.2267L10.2474 34.2267L10.2474 33.2647C8.48777 33.2647 6.72811 32.809 6.72811 31.1382C6.72811 29.2649 8.85006 25.2144 9.52287 23.2904L23.0826 23.2904L24.9458 27.594C26.9125 32.1002 26.9642 33.0622 22.5651 33.2647L22.5651 34.2267L35.7625 34.2267L35.7625 33.2647C32.8642 33.4166 31.7774 30.3787 30.8458 28.3029ZM16.3545 7.2909L22.358 21.2145L10.4027 21.2145Z" koffice:nodeTypes="ccccccccccccccccccccc"/>
            <draw:path draw:style-name="gr19" draw:id="shape81" draw:name="path914" draw:layer="" svg:width="35.76250836114pt" svg:height="34.22671901257pt" draw:transform="matrix(-0.00717818967 0.06062946358 -0.06059192610 -0.00718263665 97.44230383460pt 50.89695156611pt)" svg:viewBox="0 0 36 34" svg:d="M18.2177 0L17.1826 0L6.67636 24.4043C4.55441 29.3155 3.20879 33.0116 0 33.2647L0 34.2267L10.2474 34.2267L10.2474 33.2647C8.48777 33.2647 6.72811 32.809 6.72811 31.1382C6.72811 29.2649 8.85006 25.2144 9.52287 23.2904L23.0826 23.2904L24.9458 27.594C26.9125 32.1002 26.9642 33.0622 22.5651 33.2647L22.5651 34.2267L35.7625 34.2267L35.7625 33.2647C32.8642 33.4166 31.7774 30.3787 30.8458 28.3029ZM16.3545 7.2909L22.358 21.2145L10.4027 21.2145Z" koffice:nodeTypes="ccccccccccccccccccccc"/>
            <draw:path draw:style-name="gr19" draw:id="shape82" draw:name="path918" draw:layer="" svg:width="35.76250836114pt" svg:height="34.22671901257pt" draw:transform="matrix(0.05670791198 -0.02253337418 0.02251942311 0.05674304326 77.03533383600pt 36.99660800335pt)" svg:viewBox="0 0 36 34" svg:d="M18.2177 0L17.1826 0L6.67636 24.4043C4.55441 29.3155 3.20879 33.0116 0 33.2647L0 34.2267L10.2474 34.2267L10.2474 33.2647C8.48777 33.2647 6.72811 32.809 6.72811 31.1382C6.72811 29.2649 8.85006 25.2144 9.52287 23.2904L23.0826 23.2904L24.9458 27.594C26.9125 32.1002 26.9642 33.0622 22.5651 33.2647L22.5651 34.2267L35.7625 34.2267L35.7625 33.2647C32.8642 33.4166 31.7774 30.3787 30.8458 28.3029ZM16.3545 7.2909L22.358 21.2145L10.4027 21.2145Z" koffice:nodeTypes="ccccccccccccccccccccc"/>
            <draw:path draw:style-name="gr19" draw:id="shape83" draw:name="path932" draw:layer="" svg:width="30.69833746581pt" svg:height="36.84496275027pt" draw:transform="matrix(0.02541833908 -0.05550347445 0.05546911063 0.02543408607 93.22338929208pt 56.95360168595pt)" svg:viewBox="0 0 31 37" svg:d="M27.2178 36.845L30.6983 28.3085L29.4333 28.1568C25.823 34.7733 21.3442 34.0317 14.9197 33.2621C11.783 32.8861 9.92655 32.0981 10.0961 30.6771L13.1292 5.20985C13.3044 3.73854 14.2565 2.20656 17.9504 2.64883L18.0651 1.68446L4.00039 0L3.88575 0.963575C7.57885 1.40664 8.14408 3.12064 7.96894 4.59195L4.93581 30.0592C4.76067 31.5305 3.80853 33.0633 0.115434 32.621L0 33.5846Z" koffice:nodeTypes="ccccccccccccccc"/>
            <draw:path draw:style-name="gr19" draw:id="shape84" draw:name="path937" draw:layer="" svg:width="30.02080360533pt" svg:height="36.41237420444pt" draw:transform="matrix(0.04477281786 -0.04147814692 0.04145246658 0.04480055520 89.10087361028pt 60.62125020500pt)" svg:viewBox="0 0 30 36" svg:d="M17.967 4.17571L21.6283 4.61501C25.1879 5.04223 27.7496 5.1943 28.0721 12.0267L29.2926 12.1731L30.0208 3.44436L1.33726 0L0 8.65555L1.22042 8.80198C1.76461 7.25963 2.22557 5.55233 3.4516 4.35111C5.181 2.38072 9.11756 3.11288 12.7796 3.55217L9.49929 31.1618C9.32323 32.6446 8.3661 34.1894 4.65361 33.7436L4.53757 34.7147L18.6761 36.4124L18.7913 35.4413C15.0788 34.9955 14.5106 33.2673 14.6867 31.7853Z" koffice:nodeTypes="ccccccccccccccccc"/>
            <draw:path draw:style-name="gr19" draw:id="shape85" draw:name="path938" draw:layer="" svg:width="39.91409434256pt" svg:height="38.02080284632pt" draw:transform="matrix(0.05304959485 -0.03016261705 0.03014394248 0.05308245976 86.87320644617pt 61.63657681658pt)" svg:viewBox="0 0 40 38" svg:d="M34.4342 7.71251C34.6122 6.23771 35.5802 4.70209 39.7976 5.19982L39.9141 4.23396L27.6739 2.78796L27.5566 3.75463C31.7739 4.25236 32.3494 5.97043 32.1705 7.44524L29.7077 27.8372L12.8617 1.03868L4.06684 0L3.9503 0.966664C6.46405 1.31476 6.87194 1.8269 8.25103 3.79544L8.60065 4.35239L5.47991 30.1859C5.30186 31.6599 4.33391 33.1963 0.116542 32.6985L0 33.6644L12.241 35.1104L12.3575 34.1437C8.14015 33.646 7.56472 31.9271 7.74358 30.4531L10.5503 7.21317L30.0015 37.9296L30.7728 38.0208Z" koffice:nodeTypes="cccccccccccccccccccccc"/>
            <draw:path draw:style-name="gr19" draw:id="shape86" draw:name="path939" draw:layer="" svg:width="31.03040745290pt" svg:height="36.86891630703pt" draw:transform="matrix(0.05724668043 -0.02112541988 0.02111234052 0.05728214549 85.10286846597pt 62.04318280062pt)" svg:viewBox="0 0 31 37" svg:d="M27.4663 36.8689L30.7823 28.5653L29.3576 28.396C25.8903 34.5195 22.0188 34.1098 17.9496 33.6243L11.2359 32.8241C10.2186 32.7035 10.0409 31.6015 10.1498 30.6879L11.6449 18.2037L18.8164 19.0582C22.2245 19.4646 25.0083 20.7743 24.5344 24.7321L25.6021 24.8598L27.0236 12.9849L25.9559 12.8572C25.4821 16.8157 22.4734 17.3835 19.0653 16.9778L11.8938 16.1226L13.2001 5.21234C13.3521 3.9434 14.4031 3.34765 15.6749 3.49938L23.8637 4.47525C27.4246 4.8993 28.8109 7.53542 29.043 10.3424L30.162 10.4758L31.0304 3.21908L4.02197 0L3.90671 0.964687C7.61973 1.4071 8.18801 3.12166 8.01193 4.59344L4.96243 30.0698C4.78555 31.5408 3.82828 33.0741 0.115256 32.6316L0 33.5955Z" koffice:nodeTypes="ccccccccccccccccccccccccccc"/>
            <draw:path draw:style-name="gr19" draw:id="shape87" draw:name="path940" draw:layer="" svg:width="31.79912724479pt" svg:height="35.68212471652pt" draw:transform="matrix(0.06018360917 -0.01004842595 0.01004220468 0.06022089369 83.21016068634pt 62.30497313436pt)" svg:viewBox="0 0 32 36" svg:d="M31.7991 1.67505L30.7345 1.54661C28.5725 5.5022 26.5349 0.986027 19.5912 0.145959C9.40495 -1.08587 1.36949 5.59509 0.16529 15.81C-1.16093 27.0516 5.63365 34.382 15.5161 35.5775C20.3815 36.1663 25.9041 34.2309 29.4497 30.7552L28.7089 29.6243C24.8004 32.6914 21.2109 33.9232 16.245 33.3222C7.93359 32.3174 5.14798 24.1186 5.9957 16.932C7.08507 7.69203 11.488 1.30025 19.8504 2.31237C25.6274 3.01108 28.8732 7.30835 29.677 13.1331L30.8932 13.2801Z" koffice:nodeTypes="ccccccccccccc"/>
            <draw:path draw:style-name="gr19" draw:id="shape88" draw:name="path943" draw:layer="" svg:width="31.79874279402pt" svg:height="35.68078897657pt" draw:transform="matrix(0.06010282441 0.01052140726 -0.01051489315 0.06014005889 78.86207122724pt 61.49428037249pt)" svg:viewBox="0 0 32 36" svg:d="M31.7987 1.67519L30.7349 1.54595C28.5721 5.50147 26.5346 0.986188 19.5917 0.146135C9.40552 -1.08649 1.3701 5.59436 0.165104 15.8099C-1.16031 27.0512 5.63423 34.3807 15.5166 35.5761C20.3812 36.165 25.9038 34.2296 29.4494 30.7539L28.7085 29.6231C24.8001 32.6909 21.2114 33.9227 16.2447 33.3217C7.93337 32.3161 5.14777 24.1175 5.99549 16.931C7.08485 7.69207 11.4885 1.3004 19.8501 2.31169C25.6278 3.01039 28.8728 7.30839 29.6766 13.1322L30.8928 13.2792Z" koffice:nodeTypes="ccccccccccccc"/>
            <draw:path draw:style-name="gr19" draw:id="shape89" draw:name="path944" draw:layer="" svg:width="19.34232821895pt" svg:height="35.93577254400pt" draw:transform="matrix(0.05858737797 0.01705260328 -0.01704204552 0.05862367360 77.95803840153pt 60.99676957949pt)" svg:viewBox="0 0 19 36" svg:d="M13.8253 5.35174C14.0029 3.85776 14.9682 2.30136 19.2253 2.81205L19.3423 1.83363L4.05605 0L3.93982 0.979234C8.19767 1.48993 8.77076 3.23034 8.59318 4.72432L5.51704 30.584C5.33946 32.078 4.37408 33.6344 0.11704 33.1237L0 34.1021L15.2863 35.9358L15.4025 34.9573C11.1455 34.4467 10.5716 32.7054 10.7491 31.2115Z" koffice:nodeTypes="ccccccccccccc"/>
            <draw:path draw:style-name="gr19" draw:id="shape90" draw:name="path947" draw:layer="" svg:width="31.03040745290pt" svg:height="36.86891630703pt" draw:transform="matrix(0.05138514812 0.03292144065 -0.03290105802 0.05141698188 74.81299749616pt 58.80392038922pt)" svg:viewBox="0 0 31 37" svg:d="M27.4663 36.8689L30.7823 28.5653L29.3584 28.3952C25.8911 34.5195 22.0188 34.109 17.9496 33.6243L11.2359 32.8241C10.2186 32.7027 10.0409 31.6007 10.1506 30.6871L11.6449 18.2037L18.8164 19.0582C22.2245 19.4638 25.0083 20.7735 24.5344 24.7321L25.6029 24.8598L27.0244 12.9841L25.9559 12.8572C25.4821 16.8157 22.4734 17.3835 19.0661 16.977L11.8938 16.1226L13.2001 5.21154C13.3521 3.9426 14.4039 3.34765 15.6749 3.49938L23.8645 4.47525C27.4246 4.8993 28.8117 7.53542 29.043 10.3424L30.162 10.4758L31.0304 3.21908L4.02197 0L3.90671 0.964687C7.61973 1.4071 8.18801 3.12166 8.01193 4.59344L4.96243 30.069C4.78635 31.5408 3.82908 33.0741 0.116057 32.6316L0 33.5955Z" koffice:nodeTypes="ccccccccccccccccccccccccccc"/>
            <draw:path draw:style-name="gr19" draw:id="shape91" draw:name="path948" draw:layer="" svg:width="47.56810643064pt" svg:height="38.63286810256pt" draw:transform="matrix(0.04584681586 0.04028638299 -0.04026144051 0.04587521855 72.94796882216pt 56.68847236022pt)" svg:viewBox="0 0 48 39" svg:d="M42.579 8.64701C42.7561 7.17957 43.7187 5.65081 47.4522 6.09192L47.5681 5.13088L37.3903 3.92778L23.0026 28.145L14.2727 1.19673L4.14643 0L4.03054 0.961044C8.12144 1.44435 8.69367 3.15465 8.51661 4.62209L5.44944 30.0225C5.27238 31.4899 4.30981 33.0179 0.115894 32.5226L0 33.4837L12.1721 34.9225L12.2888 33.9614C8.09488 33.4654 7.52266 31.7559 7.69972 30.2884L10.5464 6.709L20.0489 35.8532L20.7644 35.9376L37.334 8.69399L34.3465 33.4367C34.1695 34.9041 33.2069 36.4329 29.4733 35.9918L29.3574 36.9528L43.5754 38.6329L43.6913 37.6718C39.9577 37.2307 39.3863 35.5204 39.5634 34.0538Z" koffice:nodeTypes="cccccccccccccccccccccccccc"/>
            <draw:path draw:style-name="gr19" draw:id="shape92" draw:name="path953" draw:layer="" svg:width="32.51062785939pt" svg:height="37.11244402526pt" draw:transform="matrix(0.05691072810 0.02201557962 -0.02200194913 0.05694598503 76.22907766583pt 60.05757244219pt)" svg:viewBox="0 0 33 37" svg:d="M4.77142 29.7504C4.59673 31.2074 3.64705 32.7254 0.115137 32.3048L0 33.2598L13.8767 34.9098L13.9911 33.9556C10.3075 33.5176 9.74374 31.8194 9.91843 30.3623L11.281 19.0077L14.1181 19.2433L24.2716 36.1463L32.3955 37.1124L32.5106 36.1574C30.2579 35.7368 29.2177 34.5944 28.0544 32.7744L19.5335 19.3271C24.355 19.2377 29.0406 17.2984 29.6799 11.9729C30.385 6.09475 25.6882 2.58053 17.3118 1.58437L3.99008 0L3.87574 0.954257C7.40766 1.37486 7.97222 3.07228 7.79753 4.52936ZM12.9144 5.3927C13.197 3.03117 13.6512 3.08493 16.9314 3.47549C21.4726 4.01547 24.7703 6.39518 24.1731 11.3689C23.522 16.7948 18.8507 17.768 11.5033 17.149Z" koffice:nodeTypes="cccccccccccccccccccccccc"/>
            <draw:path draw:style-name="gr19" draw:id="shape93" draw:name="path956" draw:layer="" svg:width="35.49131220114pt" svg:height="36.09994129297pt" draw:transform="matrix(0.06101568000 0.00000000000 0.00000000000 0.06105348000 80.31885379968pt 62.05437619272pt)" svg:viewBox="0 0 35 36" svg:d="M22.1539 0.120112L21.13 0L7.79011 22.9864C5.09861 27.6115 3.32066 31.1216 0.116006 31.0007L0 31.9553L10.1368 33.143L10.2528 32.1884C8.51192 31.9845 6.82662 31.3287 7.02801 29.6716C7.25439 27.8138 9.84276 24.0421 10.7402 22.212L24.1534 23.7837L25.477 28.2674C26.8779 32.9652 26.8126 33.9253 22.4366 33.6163L22.3206 34.5701L35.3753 36.0999L35.4913 35.1454C32.6065 34.9605 31.8984 31.821 31.2273 29.6542ZM19.4302 7.13559L23.6877 21.6407L11.8616 20.2547Z" koffice:nodeTypes="ccccccccccccccccccccc"/>
            <draw:path draw:style-name="gr19" draw:id="shape94" draw:name="path959" draw:layer="" svg:width="35.49131220114pt" svg:height="36.09994129297pt" draw:transform="matrix(0.03436891223 0.05044641471 -0.05041518185 0.03439020421 72.04396785699pt 55.04634947664pt)" svg:viewBox="0 0 35 36" svg:d="M22.1539 0.120112L21.13 0L7.79011 22.9872C5.09781 27.6123 3.32066 31.1216 0.116006 31.0007L0 31.9553L10.136 33.143L10.2528 32.1884C8.51192 31.9845 6.82662 31.3287 7.02801 29.6716C7.25439 27.8138 9.84276 24.0421 10.7402 22.212L24.1534 23.7837L25.4761 28.2682C26.8779 32.9652 26.8126 33.9253 22.4366 33.6163L22.3206 34.5701L35.3753 36.0999L35.4913 35.1454C32.6057 34.9605 31.8976 31.8217 31.2273 29.655ZM19.4302 7.13559L23.6869 21.6407L11.8616 20.2554Z" koffice:nodeTypes="ccccccccccccccccccccc"/>
            <draw:path draw:style-name="gr19" draw:id="shape95" draw:name="path962" draw:layer="" svg:width="32.50903978667pt" svg:height="37.11244402526pt" draw:transform="matrix(0.04042288800 -0.04573284184 0.04570452729 0.04044793050 90.57779634177pt 59.72065677228pt)" svg:viewBox="0 0 33 37" svg:d="M4.77131 29.7504C4.59662 31.2074 3.64696 32.7254 0.11434 32.3056L0 33.2598L13.8764 34.9098L13.9907 33.9556C10.3073 33.5176 9.7435 31.8194 9.91819 30.3631L11.2799 19.0084L14.1178 19.244L24.271 36.1463L32.3947 37.1124L32.509 36.1582C30.2564 35.7368 29.2162 34.5944 28.053 32.7744L19.5331 19.3271C24.3544 19.2385 29.0391 17.2984 29.6783 11.9729C30.3834 6.09475 25.6868 2.58053 17.3106 1.58437L3.98998 0L3.87564 0.955047C7.40747 1.37486 7.97123 3.07228 7.79655 4.52936ZM12.9133 5.3927C13.1967 3.03117 13.6509 3.08572 16.9302 3.47549C21.4721 4.01547 24.7689 6.39518 24.1726 11.3689C23.5215 16.7948 18.8494 17.768 11.5031 17.149Z" koffice:nodeTypes="cccccccccccccccccccccccc"/>
            <draw:path draw:style-name="gr19" draw:id="shape96" draw:name="path965" draw:layer="" svg:width="35.49131220114pt" svg:height="36.09994129297pt" draw:transform="matrix(0.02964922735 -0.05336068047 0.05332764330 0.02966759543 91.99435267321pt 58.74914648485pt)" svg:viewBox="0 0 35 36" svg:d="M22.1539 0.120112L21.13 0L7.79091 22.9864C5.09861 27.6115 3.32066 31.1216 0.116006 31.0007L0 31.9553L10.1368 33.1422L10.2528 32.1884C8.51192 31.9845 6.82662 31.3287 7.02882 29.6716C7.25439 27.8138 9.84276 24.0421 10.741 22.212L24.1534 23.7829L25.477 28.2674C26.8779 32.9652 26.8134 33.9253 22.4374 33.6163L22.3206 34.5701L35.3753 36.0999L35.4913 35.1454C32.6065 34.9605 31.8984 31.821 31.2273 29.6542ZM19.431 7.1348L23.6877 21.6407L11.8616 20.2547Z" koffice:nodeTypes="ccccccccccccccccccccc"/>
            <draw:ellipse draw:style-name="gr20" draw:id="shape97" draw:name="path966" draw:layer="" svg:width="15.31934816000pt" svg:height="14.65332032000pt" draw:transform="matrix(0.06101568000 0.00000000000 0.00000000000 0.06105348000 70.11092503939pt 53.42178917469pt)" draw:kind="full"/>
            <draw:ellipse draw:style-name="gr20" draw:id="shape98" draw:name="path967" draw:layer="" svg:width="15.31934816000pt" svg:height="14.65332032000pt" draw:transform="matrix(0.06101568000 0.00000000000 0.00000000000 0.06105348000 95.10452762944pt 53.99110237449pt)" draw:kind="full"/>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5:51</dc:date>
    <meta:creation-date>2011-05-22T06:11:32</meta:creation-date>
    <dc:creator>Yue Liu</dc:creator>
  </office:meta>
</office:document-meta>
</file>